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6b841" officeooo:paragraph-rsid="0036b841"/>
    </style:style>
    <style:style style:name="P2" style:family="paragraph" style:parent-style-name="Standard">
      <style:paragraph-properties fo:text-align="start" style:justify-single-word="false"/>
      <style:text-properties officeooo:rsid="0037edf1" officeooo:paragraph-rsid="0037edf1"/>
    </style:style>
    <style:style style:name="P3" style:family="paragraph" style:parent-style-name="Standard">
      <style:paragraph-properties fo:text-align="start" style:justify-single-word="false"/>
      <style:text-properties officeooo:rsid="003940ec" officeooo:paragraph-rsid="003940ec"/>
    </style:style>
    <style:style style:name="P4" style:family="paragraph" style:parent-style-name="Standard">
      <style:paragraph-properties fo:text-align="start" style:justify-single-word="false"/>
      <style:text-properties officeooo:rsid="003a9c02" officeooo:paragraph-rsid="003a9c02"/>
    </style:style>
    <style:style style:name="T1" style:family="text">
      <style:text-properties officeooo:rsid="0037edf1"/>
    </style:style>
    <style:style style:name="T2" style:family="text">
      <style:text-properties officeooo:rsid="003a9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ледующим шагом карьеры «Ориона» стало приглашение отыграть танцы в клубе села Дёмино, отстоящего за шесть километров от нашей части вдоль одного и того же асфальтного шоссе.</text:p>
      <text:p text:style-name="P1">Мы там не только играли, но и, сменяя друг друга на инструментах, по очереди спускались с маленькой сцены в маленький зал — танцевать среди местной молодёжи.</text:p>
      <text:p text:style-name="P1">Все, кроме незаменимого бас-гитариста, Саши Рудько.</text:p>
      <text:p text:style-name="P1">Под длинную песню Роберта Закаряна, я обнимал крупнотелую дёминчанку Ирину.</text:p>
      <text:p text:style-name="P1">Жизнь улыбалась мне.</text:p>
      <text:p text:style-name="P1">Кочегар Юра Замешкевич уходил на дембель и поставил в известность зампотыла Аветисяна, что только я смогу сменить его на этом посту. <text:s/></text:p>
      <text:p text:style-name="P1">Его убедительно поддержал повар Владимир Рассолов, которому оставалось служить ещё полгода. По ходу ходатайства <text:span text:style-name="T1">повар поздравил Аветисяна с получением долгожданного майорского звания.</text:span></text:p>
      <text:p text:style-name="P2">Майор Аветисян выразил согласие зачислить меня в славные ряды «чмо».</text:p>
      <text:p text:style-name="P2">Это собирательное имя охватывало всю обслугу при части: свинарь, посудомойщики, кочегары, повара, слесарь, портной, сапожник, киномеханик, водители отрядных автомашин и даже помощник фельдшера в санчасти — все, кому не посчастливилось трудиться на строительных объектах, составляли «чмо» под командованием зампотыла майора Аветисяна.</text:p>
      <text:p text:style-name="P2">ЧМО, по сути дела, является аббревиатурой слов «человек мешающий обществу», но её столь выразительное звучание заставило забыть первоначальный смысл и нынче все думают, что «чмо» <text:s/>— это, типа, «лох», но только ещё хуже.</text:p>
      <text:p text:style-name="P2"/>
      <text:p text:style-name="P2">Юра Замешкевич показал мне местонахождение водопроводного колодца с вентилями подачи воды в водонапорный бак над кочегаркой. Научил зажигать факелом форсунку парового котла, следить за водомерной трубкой и манометром давления.</text:p>
      <text:p text:style-name="P3">Меня перевели в четвёртую роту, где числилось всё «чмо», и Юра уехал на дембель.</text:p>
      <text:p text:style-name="P3">Из нового, симферопольского, призыва майор Аветисян назначил мне напарника — Ваню, с редкими усами, зато с густыми бровями; хотя вряд ли выбор Аветисяна определялся шириной Ваниных бровей.</text:p>
      <text:p text:style-name="P3">Я передал ему науку Юры Замешкевича и мы стали работать в две смены.</text:p>
      <text:p text:style-name="P3"/>
      <text:p text:style-name="P3">Кочегарка войсковой части 41769 — это два высоких зала в кирпичном корпусе; в каждом зале по два котла в кубе общей для обоих кирпичной обмуровки и масса всяческих труб с вентилями и задвижками — для горячей воды, для холодной, для пара, для подачи горючего; <text:s/>в бетонном полу перед топкой каждого котла воздушный насос на небольшом постаменте для распыления солярки в форсунке.</text:p>
      <text:p text:style-name="P3">Однако, постоянно в работе только один котёл — остальные в резерве и для отопления в зимний период. Летом наша задача обеспечить подачу пара в котлы кухни для варки пищи. <text:span text:style-name="T2">Не считая </text:span><text:s/>бан<text:span text:style-name="T2">и</text:span> раз в месяц.</text:p>
      <text:p text:style-name="P4">Три-четыре часа приходится сидеть за круглым столом под высоким окошком напротив неумолчного воя воздушного насоса и гуда пламени форсунки в топке котла, пока дежурный повар не постучит в запертую на крючок дверь и скажет, что хавка готова, можно выключать.</text:p>
      <text:p text:style-name="P4">Тишина — это неоценимая благодать.</text:p>
      <text:p text:style-name="P4"/>
      <text:p text:style-name="P4">Направо от входной двери насосная — гонять горячую воду по системе отопления, а если не сворачивая в неё пройти дальше, то позади пары котлов этого зала, в углу — дверь в мастерскую, где есть окно, деревянный верстак и железный ящик, в котором хранится молоток и тупое зубило. Над ящиком узкое зеркало вмурованное в штукатурку стены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5-29T21:23:43.531355095</dc:date>
    <dc:creator>sehrguey </dc:creator>
    <meta:editing-duration>PT3H9M54S</meta:editing-duration>
    <meta:editing-cycles>26</meta:editing-cycles>
    <meta:generator>LibreOffice/4.3.3.2$Linux_x86 LibreOffice_project/430m0$Build-2</meta:generator>
    <meta:document-statistic meta:table-count="0" meta:image-count="0" meta:object-count="0" meta:page-count="1" meta:paragraph-count="19" meta:word-count="466" meta:character-count="3176" meta:non-whitespace-character-count="2714"/>
  </office:meta>
</office:document-meta>
</file>